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Apple Color Emoji', 'Segoe UI Emoji', 'Segoe UI Symbol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57697" officeooo:paragraph-rsid="00057697"/>
    </style:style>
    <style:style style:name="P6" style:family="paragraph" style:parent-style-name="Table_20_Contents">
      <style:text-properties officeooo:rsid="000452ad" officeooo:paragraph-rsid="00057697"/>
    </style:style>
    <style:style style:name="P7" style:family="paragraph" style:parent-style-name="Table_20_Contents">
      <style:text-properties officeooo:rsid="000adc4d" officeooo:paragraph-rsid="000adc4d"/>
    </style:style>
    <style:style style:name="P8" style:family="paragraph" style:parent-style-name="Table_20_Contents">
      <style:text-properties officeooo:rsid="00042554" officeooo:paragraph-rsid="000adc4d"/>
    </style:style>
    <style:style style:name="P9" style:family="paragraph" style:parent-style-name="Standard">
      <style:text-properties officeooo:rsid="000778bd" officeooo:paragraph-rsid="000778bd"/>
    </style:style>
    <style:style style:name="P10" style:family="paragraph" style:parent-style-name="Standard">
      <style:text-properties officeooo:rsid="00090092" officeooo:paragraph-rsid="00090092"/>
    </style:style>
    <style:style style:name="T1" style:family="text">
      <style:text-properties officeooo:rsid="000a3b96"/>
    </style:style>
    <style:style style:name="T2" style:family="text">
      <style:text-properties officeooo:rsid="000a4729"/>
    </style:style>
    <style:style style:name="T3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.io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<text:span text:style-name="T1">yay </text:span><text:span text:style-name="T2">или Flatpak</text:span></text:p>
          </table:table-cell>
        </table:table-row>
        <table:table-row>
          <table:table-cell table:style-name="Table1.A2" office:value-type="string">
            <text:p text:style-name="P3">yay</text:p>
          </table:table-cell>
          <table:table-cell table:style-name="Table1.A2" office:value-type="string">
            <text:p text:style-name="P3">Пакетный менеджер</text:p>
          </table:table-cell>
          <table:table-cell table:style-name="Table1.C2" office:value-type="string">
            <text:p text:style-name="P3">Инструкция в интернете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5">Krusader</text:p>
          </table:table-cell>
          <table:table-cell table:style-name="Table1.A2" office:value-type="string">
            <text:p text:style-name="P5">SSH-клиент с GUI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5">Haruna</text:p>
          </table:table-cell>
          <table:table-cell table:style-name="Table1.A2" office:value-type="string">
            <text:p text:style-name="P5">Video-плеер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7">XnView MP</text:p>
          </table:table-cell>
          <table:table-cell table:style-name="Table1.A2" office:value-type="string">
            <text:p text:style-name="P7">Просмотрщик изображений</text:p>
          </table:table-cell>
          <table:table-cell table:style-name="Table1.C2" office:value-type="string">
            <text:p text:style-name="P8">Через Flatpak</text:p>
          </table:table-cell>
        </table:table-row>
      </table:table>
      <text:p text:style-name="Standard"/>
      <text:p text:style-name="Standard"/>
      <text:p text:style-name="P9">Расширения VSCode:</text:p>
      <text:p text:style-name="P9">C#</text:p>
      <text:p text:style-name="P9">C# Dev Kit</text:p>
      <text:p text:style-name="P9">#region folding for VSCode</text:p>
      <text:p text:style-name="P9">ES7+ React/Redux/React-Native snippets</text:p>
      <text:p text:style-name="P9">Nuget Gallery</text:p>
      <text:p text:style-name="P9">Prettier Code Formatter</text:p>
      <text:p text:style-name="P10">Tailwind CSS Intellisense</text:p>
      <text:p text:style-name="P10">vscode-proto3</text:p>
      <text:p text:style-name="P10">.<text:span text:style-name="T3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Apple Color Emoji', 'Segoe UI Emoji', 'Segoe UI Symbol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59:45.081483218</meta:creation-date>
    <dc:date>2025-01-07T20:45:05.004965923</dc:date>
    <meta:editing-duration>PT1H5M21S</meta:editing-duration>
    <meta:editing-cycles>11</meta:editing-cycles>
    <meta:generator>LibreOffice/24.8.4.2$Linux_X86_64 LibreOffice_project/480$Build-2</meta:generator>
    <meta:document-statistic meta:table-count="1" meta:image-count="0" meta:object-count="0" meta:page-count="1" meta:paragraph-count="43" meta:word-count="87" meta:character-count="595" meta:non-whitespace-character-count="550"/>
  </office:meta>
</office:document-meta>
</file>